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/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0.0129160881042" calcext:value-type="float">
            <text:p>0,0129160881</text:p>
          </table:table-cell>
          <table:table-cell office:value-type="float" office:value="22.1515789032" calcext:value-type="float">
            <text:p>22,15157890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42109394073" calcext:value-type="float">
            <text:p>0,0142109394</text:p>
          </table:table-cell>
          <table:table-cell office:value-type="float" office:value="21.9088790417" calcext:value-type="float">
            <text:p>21,908879041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/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0.0128190517426" calcext:value-type="float">
            <text:p>0,0128190517</text:p>
          </table:table-cell>
          <table:table-cell office:value-type="float" office:value="21.9171669483" calcext:value-type="float">
            <text:p>21,91716694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/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0.0130198001862" calcext:value-type="float">
            <text:p>0,0130198002</text:p>
          </table:table-cell>
          <table:table-cell office:value-type="float" office:value="21.963793993" calcext:value-type="float">
            <text:p>21,96379399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/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0.013326883316" calcext:value-type="float">
            <text:p>0,0133268833</text:p>
          </table:table-cell>
          <table:table-cell office:value-type="float" office:value="21.9274098873" calcext:value-type="float">
            <text:p>21,92740988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/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0.0129940509796" calcext:value-type="float">
            <text:p>0,012994051</text:p>
          </table:table-cell>
          <table:table-cell office:value-type="float" office:value="21.9369039536" calcext:value-type="float">
            <text:p>21,93690395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80328649679" calcext:value-type="float">
            <text:p>99,74</text:p>
          </table:table-cell>
          <table:table-cell table:style-name="ce3" table:formula="of:=([.F8]/12597)*100" office:value-type="float" office:value="0.26196713503215" calcext:value-type="float">
            <text:p>0,26</text:p>
          </table:table-cell>
          <table:table-cell/>
          <table:table-cell table:style-name="ce4" table:formula="of:=[.E24]+[.H24]" office:value-type="float" office:value="12564" calcext:value-type="float">
            <text:p>12564</text:p>
          </table:table-cell>
          <table:table-cell table:formula="of:=12597-[.E8]" office:value-type="float" office:value="33" calcext:value-type="float">
            <text:p>33</text:p>
          </table:table-cell>
          <table:table-cell office:value-type="float" office:value="0.0127990245819" calcext:value-type="float">
            <text:p>0,0127990246</text:p>
          </table:table-cell>
          <table:table-cell office:value-type="float" office:value="21.9366481304" calcext:value-type="float">
            <text:p>21,93664813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10184964674" calcext:value-type="float">
            <text:p>99,61</text:p>
          </table:table-cell>
          <table:table-cell table:style-name="ce3" table:formula="of:=([.F9]/12597)*100" office:value-type="float" office:value="0.388981503532587" calcext:value-type="float">
            <text:p>0,39</text:p>
          </table:table-cell>
          <table:table-cell/>
          <table:table-cell table:style-name="ce4" table:formula="of:=[.E25]+[.H25]" office:value-type="float" office:value="12548" calcext:value-type="float">
            <text:p>12548</text:p>
          </table:table-cell>
          <table:table-cell table:formula="of:=12597-[.E9]" office:value-type="float" office:value="49" calcext:value-type="float">
            <text:p>49</text:p>
          </table:table-cell>
          <table:table-cell office:value-type="float" office:value="0.0131280422211" calcext:value-type="float">
            <text:p>0,0131280422</text:p>
          </table:table-cell>
          <table:table-cell office:value-type="float" office:value="21.9089689255" calcext:value-type="float">
            <text:p>21,90896892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459712629991" calcext:value-type="float">
            <text:p>99,75</text:p>
          </table:table-cell>
          <table:table-cell table:style-name="ce3" table:formula="of:=([.F10]/12597)*100" office:value-type="float" office:value="0.254028737000873" calcext:value-type="float">
            <text:p>0,25</text:p>
          </table:table-cell>
          <table:table-cell/>
          <table:table-cell table:style-name="ce4" table:formula="of:=[.E26]+[.H26]" office:value-type="float" office:value="12565" calcext:value-type="float">
            <text:p>12565</text:p>
          </table:table-cell>
          <table:table-cell table:formula="of:=12597-[.E10]" office:value-type="float" office:value="32" calcext:value-type="float">
            <text:p>32</text:p>
          </table:table-cell>
          <table:table-cell office:value-type="float" office:value="0.0129959583282" calcext:value-type="float">
            <text:p>0,0129959583</text:p>
          </table:table-cell>
          <table:table-cell office:value-type="float" office:value="21.9364321232" calcext:value-type="float">
            <text:p>21,93643212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618480590617" calcext:value-type="float">
            <text:p>99,76</text:p>
          </table:table-cell>
          <table:table-cell table:style-name="ce3" table:formula="of:=([.F11]/12597)*100" office:value-type="float" office:value="0.238151940938319" calcext:value-type="float">
            <text:p>0,24</text:p>
          </table:table-cell>
          <table:table-cell/>
          <table:table-cell table:style-name="ce4" table:formula="of:=[.E27]+[.H27]" office:value-type="float" office:value="12567" calcext:value-type="float">
            <text:p>12567</text:p>
          </table:table-cell>
          <table:table-cell table:formula="of:=12597-[.E11]" office:value-type="float" office:value="30" calcext:value-type="float">
            <text:p>30</text:p>
          </table:table-cell>
          <table:table-cell office:value-type="float" office:value="0.0129561424255" calcext:value-type="float">
            <text:p>0,0129561424</text:p>
          </table:table-cell>
          <table:table-cell office:value-type="float" office:value="21.9134111404" calcext:value-type="float">
            <text:p>21,91341114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3716757958" calcext:value-type="float">
            <text:p>99,6943716758</text:p>
          </table:table-cell>
          <table:table-cell table:formula="of:=AVERAGE([.C2:.C11])" office:value-type="float" office:value="0.305628324204176" calcext:value-type="float">
            <text:p>0,30562832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5" calcext:value-type="float">
            <text:p>12558,5</text:p>
          </table:table-cell>
          <table:table-cell table:formula="of:=AVERAGE([.F2:.F11])" office:value-type="float" office:value="38.5" calcext:value-type="float">
            <text:p>38,5</text:p>
          </table:table-cell>
          <table:table-cell table:formula="of:=SUM([.G2:.G11])/10" office:value-type="float" office:value="0.01311659812926" calcext:value-type="float">
            <text:p>0,0131165981</text:p>
          </table:table-cell>
          <table:table-cell table:formula="of:=SUM([.H2:.H11])/10" office:value-type="float" office:value="21.95011930466" calcext:value-type="float">
            <text:p>21,950119304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2.7" calcext:value-type="float">
            <text:p>5842,7</text:p>
          </table:table-cell>
          <table:table-cell table:formula="of:=AVERAGE([.G18:.G27])" office:value-type="float" office:value="20" calcext:value-type="float">
            <text:p>20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720" calcext:value-type="float">
            <text:p>67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5" calcext:value-type="float">
            <text:p>18,5</text:p>
          </table:table-cell>
          <table:table-cell table:formula="of:=AVERAGE([.H18:.H27])" office:value-type="float" office:value="6715.8" calcext:value-type="float">
            <text:p>6715,8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37" calcext:value-type="float">
            <text:p>66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7" calcext:value-type="float">
            <text:p>5842,7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656" calcext:value-type="float">
            <text:p>66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5" calcext:value-type="float">
            <text:p>18,5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42" calcext:value-type="float">
            <text:p>67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" calcext:value-type="float">
            <text:p>20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9" calcext:value-type="float">
            <text:p>675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8" calcext:value-type="float">
            <text:p>6715,8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99" calcext:value-type="float">
            <text:p>669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8" calcext:value-type="float">
            <text:p>583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43716757958" calcext:value-type="float">
            <text:p>0,9969437168</text:p>
          </table:table-cell>
          <table:table-cell table:number-columns-repeated="2"/>
          <table:table-cell table:formula="of:=SUM([.E18:.E27])/10" office:value-type="float" office:value="5842.7" calcext:value-type="float">
            <text:p>5842,7</text:p>
          </table:table-cell>
          <table:table-cell table:formula="of:=SUM([.F18:.F27])/10" office:value-type="float" office:value="18.5" calcext:value-type="float">
            <text:p>18,5</text:p>
          </table:table-cell>
          <table:table-cell table:formula="of:=SUM([.G18:.G27])/10" office:value-type="float" office:value="20" calcext:value-type="float">
            <text:p>20</text:p>
          </table:table-cell>
          <table:table-cell table:formula="of:=SUM([.H18:.H27])/10" office:value-type="float" office:value="6715.8" calcext:value-type="float">
            <text:p>6715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5628324204176" calcext:value-type="float">
            <text:p>0,0030562832</text:p>
          </table:table-cell>
          <table:table-cell table:number-columns-repeated="2"/>
          <table:table-cell table:formula="of:=SUM([.E18:.E27])" office:value-type="float" office:value="58427" calcext:value-type="float">
            <text:p>58427</text:p>
          </table:table-cell>
          <table:table-cell table:formula="of:=SUM([.F18:.F27])" office:value-type="float" office:value="185" calcext:value-type="float">
            <text:p>185</text:p>
          </table:table-cell>
          <table:table-cell table:formula="of:=SUM([.G18:.G27])" office:value-type="float" office:value="200" calcext:value-type="float">
            <text:p>200</text:p>
          </table:table-cell>
          <table:table-cell table:formula="of:=SUM([.H18:.H27])" office:value-type="float" office:value="67158" calcext:value-type="float">
            <text:p>6715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588602521023" calcext:value-type="float">
            <text:p>0,9965886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52869637527" calcext:value-type="float">
            <text:p>0,99725286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9:02.1893925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3H12M12S</meta:editing-duration>
    <meta:editing-cycles>7</meta:editing-cycles>
    <meta:generator>LibreOffice/5.1.6.2$Linux_X86_64 LibreOffice_project/10m0$Build-2</meta:generator>
    <dc:date>2018-01-23T23:29:45.286659003</dc:date>
    <meta:document-statistic meta:table-count="1" meta:cell-count="171" meta:object-count="0"/>
  </office:meta>
</office:document-meta>
</file>